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rsid="000ca7f5" officeooo:paragraph-rsid="000ca7f5" style:language-asian="ja" style:country-asian="JP"/>
    </style:style>
    <style:style style:name="P2" style:family="paragraph" style:parent-style-name="Text_20_body">
      <style:text-properties style:language-asian="ja" style:country-asian="JP"/>
    </style:style>
    <style:style style:name="P3" style:family="paragraph" style:parent-style-name="Text_20_body">
      <style:text-properties officeooo:paragraph-rsid="0011a221" style:language-asian="ja" style:country-asian="JP"/>
    </style:style>
    <style:style style:name="P4" style:family="paragraph" style:parent-style-name="Text_20_body">
      <style:text-properties officeooo:paragraph-rsid="00152876" style:language-asian="ja" style:country-asian="JP"/>
    </style:style>
    <style:style style:name="P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style:text-properties officeooo:rsid="000dc9d3" officeooo:paragraph-rsid="000dc9d3" style:language-asian="ja" style:country-asian="JP"/>
    </style:style>
    <style:style style:name="P6" style:family="paragraph" style:parent-style-name="Text_20_body">
      <loext:graphic-properties draw:fill="none"/>
      <style:paragraph-properties fo:margin-left="0cm" fo:margin-right="0cm" fo:margin-top="0cm" fo:margin-bottom="0.247cm" loext:contextual-spacing="false" fo:line-height="120%" fo:text-indent="0cm" style:auto-text-indent="false"/>
      <style:text-properties officeooo:rsid="000dc9d3" officeooo:paragraph-rsid="000dc9d3" style:language-asian="ja" style:country-asian="JP"/>
    </style:style>
    <style:style style:name="P7" style:family="paragraph" style:parent-style-name="Text_20_body">
      <loext:graphic-properties draw:fill="none"/>
      <style:paragraph-properties fo:margin-left="0cm" fo:margin-right="0cm" fo:margin-top="0cm" fo:margin-bottom="0.247cm" loext:contextual-spacing="false" fo:line-height="120%" fo:text-indent="0cm" style:auto-text-indent="false"/>
      <style:text-properties officeooo:rsid="000dc9d3" officeooo:paragraph-rsid="0010a924" style:language-asian="ja" style:country-asian="JP"/>
    </style:style>
    <style:style style:name="P8" style:family="paragraph" style:parent-style-name="Heading_20_3">
      <style:text-properties style:language-asian="ja" style:country-asian="JP"/>
    </style:style>
    <style:style style:name="P9" style:family="paragraph" style:parent-style-name="Text_20_body">
      <style:text-properties style:language-asian="ja" style:country-asian="JP"/>
    </style:style>
    <style:style style:name="P10" style:family="paragraph" style:parent-style-name="Text_20_body" style:list-style-name="L1">
      <style:text-properties officeooo:paragraph-rsid="0011a221" style:language-asian="ja" style:country-asian="JP"/>
    </style:style>
    <style:style style:name="P11" style:family="paragraph" style:parent-style-name="Text_20_body" style:list-style-name="L1">
      <style:text-properties officeooo:rsid="0011a221" officeooo:paragraph-rsid="0011a221" style:language-asian="ja" style:country-asian="JP"/>
    </style:style>
    <style:style style:name="T1" style:family="text">
      <style:text-properties style:language-asian="ja" style:country-asian="JP"/>
    </style:style>
    <style:style style:name="T2" style:family="text">
      <style:text-properties officeooo:rsid="000f5b17"/>
    </style:style>
    <style:style style:name="T3" style:family="text">
      <style:text-properties officeooo:rsid="0010a924"/>
    </style:style>
    <style:style style:name="T4" style:family="text">
      <style:text-properties officeooo:rsid="0011a221"/>
    </style:style>
    <style:style style:name="T5" style:family="text">
      <style:text-properties officeooo:rsid="001528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システムアーキテクチャ 資料</text:p>
      <text:p text:style-name="P1"/>
      <text:h text:style-name="Heading_20_1" text:outline-level="1">OSの組み込みと実装</text:h>
      <text:h text:style-name="Heading_20_2" text:outline-level="2">指針</text:h>
      <text:p text:style-name="P5">　従来のエンジン制御ソフトは、OSについての組み込み方を特に規定しておらず、その機能を各担当が自由に采配して使用していた。例えば、新たに並行動作を実施する必要が生じれば、タスクを並行動作分追加し、時間を計測する必要が生じれば、増やしたタスクを所望の時間分給紙させるか、あるいは周期ハンドラを追加する、という具合であり、結果、エンジン全体のタスク数は100を越え、なお増え続けている。</text:p>
      <text:p text:style-name="P6">　現状で既にソフトウェアの複雑化は深刻なレベルにあると言え、その再利用が難しくなるという中長期的なリスクに留まらず、不具合発生時の、原因の解析も極めて困難という短期的なリスクも抱えている状態である。</text:p>
      <text:p text:style-name="P7">　そこで、タスクを始め、<text:span text:style-name="T2">OSが提供するオブジェクト</text:span>を機能と直接関連付ける設計を改め、システムアーキテクチャとして提供する事を試みたい。</text:p>
      <text:h text:style-name="Heading_20_2" text:outline-level="2"><text:span text:style-name="T1">コンテキスト</text:span>の種類</text:h>
      <text:p text:style-name="P3">　タスク、非タスクのコンテキストの種類をアーキテクチャで規定し、アプリケーションレベルでの追加、削除は禁止とする。この種類については実装に際し、必要最低限の種類として以下に定める。</text:p>
      <text:list xml:id="list4075942698942079243" text:style-name="L1">
        <text:list-item>
          <text:p text:style-name="P10">割り込みハンドラ</text:p>
        </text:list-item>
        <text:list-item>
          <text:p text:style-name="P10">割り込み処理タスク</text:p>
        </text:list-item>
        <text:list-item>
          <text:p text:style-name="P10">通常処理タスク</text:p>
        </text:list-item>
        <text:list-item>
          <text:p text:style-name="P10">データ送信タスク</text:p>
        </text:list-item>
        <text:list-item>
          <text:p text:style-name="P10">長時間処理タスク</text:p>
        </text:list-item>
        <text:list-item>
          <text:p text:style-name="P11">短周期処理タスク</text:p>
        </text:list-item>
        <text:list-item>
          <text:p text:style-name="P10"><text:span text:style-name="T4">main</text:span>タスク</text:p>
        </text:list-item>
      </text:list>
      <text:p text:style-name="P3">　また，アプリケーション開発者に対しては、「リアルタイム<text:span text:style-name="T3">OS」を可能な限り隠蔽する事で、ソフトウェアの複雑化を防止するという目的はもちろんの事、組み込みソフトウェア開発の知見に乏しい開発者に対する教育コストの低減も狙う。</text:span></text:p>
      <text:h text:style-name="Heading_20_3" text:outline-level="3">割り込みハンドラ</text:h>
      <text:p text:style-name="P2">　ハードウェアが起点となる割り込みによる処理を実施するコンテキスト。</text:p>
      <text:h text:style-name="Heading_20_3" text:outline-level="3">割り込み処理タスク</text:h>
      <text:p text:style-name="P4">　割り込みのコンテキストで実施するには重すぎるが、通常処理よりは優先的に動作させたい処理を実施する。<text:soft-page-break/>割り込みハンドラから起動される事を想定している。</text:p>
      <text:h text:style-name="Heading_20_3" text:outline-level="3">通常処理タスク</text:h>
      <text:p text:style-name="P2">　通常の制御はこのタスクが担う。特に理由が無い限り、他のタスクは使用しなくて良い。</text:p>
      <text:h text:style-name="P8" text:outline-level="3">データ送信タスク</text:h>
      <text:p text:style-name="P2">　ハードウェア間のデータ送信のためのタスク</text:p>
      <text:h text:style-name="P8" text:outline-level="3">長時間処理タスク</text:h>
      <text:p text:style-name="P2">　時間がかかり、通常処理タスクを占有してしまう事で、他の制御を妨げる可能性があるものを実施するためのタスク。</text:p>
      <text:h text:style-name="P8" text:outline-level="3">短周期処理タスク</text:h>
      <text:p text:style-name="P2">　ｍｓｅｃオーダーで周期的に繰り返し行なう処理のためのタスク。速度を重視するため、ハードウェア割り込みで周期を作り、イベントフラグを受信する。</text:p>
      <text:h text:style-name="Heading_20_3" text:outline-level="3">mainタスク</text:h>
      <text:p text:style-name="P4">　電源投入時、デフォルトで起動する唯一のタスク。名前の<text:span text:style-name="T5">mainとはC/C++で言う main に等しく、「主な」という意味は持たない。他のタスクを起動させ、その初期化を実施し、その後は機能には関知しないが、HEARTBEATのようなシステム生存確認機能はここで制御する。</text:span></text:p>
      <text:p text:style-name="P2"/>
      <text:p text:style-name="P2"/>
      <text:p text:style-name="P2"/>
      <text:h text:style-name="Heading_20_1" text:outline-level="1"><text:span text:style-name="T1">サ</text:span>ブシステム間I/F</text:h>
      <text:p text:style-name="Text_20_body"/>
      <text:h text:style-name="Heading_20_1" text:outline-level="1">メモリ管理</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1:03:55.278000000</meta:creation-date>
    <dc:date>2016-04-18T12:34:19.400000000</dc:date>
    <meta:editing-duration>PT1H29M51S</meta:editing-duration>
    <meta:editing-cycles>10</meta:editing-cycles>
    <meta:generator>LibreOffice/4.4.5.2$Windows_x86 LibreOffice_project/a22f674fd25a3b6f45bdebf25400ed2adff0ff99</meta:generator>
    <meta:document-statistic meta:table-count="0" meta:image-count="0" meta:object-count="0" meta:page-count="2" meta:paragraph-count="32" meta:word-count="1133" meta:character-count="1198" meta:non-whitespace-character-count="1183"/>
  </office:meta>
</office:document-meta>
</file>